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color="#000000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2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1" xml:id="id2" draw:id="id2" draw:layer="layout" svg:width="0.508cm" svg:height="0.508cm" svg:x="3.926cm" svg:y="2.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4" draw:id="id4" draw:layer="layout" svg:width="0.508cm" svg:height="0.508cm" svg:x="3.271cm" svg:y="1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508cm" svg:height="0.508cm" svg:x="4.568cm" svg:y="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254cm" svg:height="0.254cm" svg:x="4.053cm" svg:y="4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8cm" svg:y1="4cm" svg:x2="4.18cm" svg:y2="2.668cm" draw:start-shape="id1" draw:start-glue-point="0" draw:end-shape="id2" draw:end-glue-point="2" svg:d="m4180 4000v-1332" svg:viewBox="0 0 1 1333">
          <text:p/>
        </draw:connector>
        <draw:connector draw:style-name="gr5" draw:text-style-name="P1" draw:layer="layout" draw:type="line" svg:x1="4.18cm" svg:y1="4cm" svg:x2="4.822cm" svg:y2="1.949cm" draw:start-shape="id1" draw:start-glue-point="0" draw:end-shape="id3" draw:end-glue-point="8" svg:d="m4180 4000 642-2051" svg:viewBox="0 0 643 2052">
          <text:p/>
        </draw:connector>
        <draw:connector draw:style-name="gr5" draw:text-style-name="P1" draw:layer="layout" draw:type="line" svg:x1="4.18cm" svg:y1="4cm" svg:x2="3.525cm" svg:y2="1.949cm" draw:start-shape="id1" draw:start-glue-point="0" draw:end-shape="id4" draw:end-glue-point="2" svg:d="m4180 4000-655-2051" svg:viewBox="0 0 656 2052">
          <text:p/>
        </draw:connector>
        <draw:custom-shape draw:style-name="gr3" draw:text-style-name="P1" draw:layer="layout" svg:width="0.508cm" svg:height="0.508cm" svg:x="3.926cm" svg:y="3.746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272cm" svg:y="2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8.825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8.006cm" svg:y="2.2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5" draw:id="id5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286cm" svg:y1="0.59cm" svg:x2="6.286cm" svg:y2="9.099cm" draw:start-shape="id5" draw:start-glue-point="0" draw:end-shape="id5" draw:end-glue-point="2" svg:d="m6286 590v8509" svg:viewBox="0 0 1 8510">
          <text:p/>
        </draw:connector>
        <draw:connector draw:style-name="gr7" draw:text-style-name="P1" draw:layer="layout" draw:type="line" svg:x1="2.032cm" svg:y1="4.844cm" svg:x2="10.541cm" svg:y2="4.844cm" draw:start-shape="id5" draw:start-glue-point="3" draw:end-shape="id5" draw:end-glue-point="1" svg:d="m2032 4844h8509" svg:viewBox="0 0 8510 1">
          <text:p/>
        </draw:connector>
        <draw:custom-shape draw:style-name="gr2" draw:text-style-name="P1" xml:id="id7" draw:id="id7" draw:layer="layout" svg:width="0.508cm" svg:height="0.508cm" svg:x="3.934cm" svg:y="6.4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9" draw:id="id9" draw:layer="layout" svg:width="0.508cm" svg:height="0.508cm" svg:x="3.272cm" svg:y="5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508cm" svg:height="0.508cm" svg:x="4.56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254cm" svg:height="0.254cm" draw:transform="rotate (0.261799387799149) translate (4.052cm 8.332cm)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75cm" svg:y1="8.299cm" svg:x2="4.188cm" svg:y2="6.969cm" draw:start-shape="id6" draw:start-glue-point="0" draw:end-shape="id7" draw:end-glue-point="2" svg:d="m4175 8299 13-1330" svg:viewBox="0 0 14 1331">
          <text:p/>
        </draw:connector>
        <draw:connector draw:style-name="gr5" draw:text-style-name="P1" draw:layer="layout" draw:type="line" svg:x1="4.175cm" svg:y1="8.299cm" svg:x2="4.823cm" svg:y2="6.25cm" draw:start-shape="id6" draw:start-glue-point="0" draw:end-shape="id8" draw:end-glue-point="8" svg:d="m4175 8299 648-2049" svg:viewBox="0 0 649 2050">
          <text:p/>
        </draw:connector>
        <draw:connector draw:style-name="gr5" draw:text-style-name="P1" draw:layer="layout" draw:type="line" svg:x1="4.175cm" svg:y1="8.299cm" svg:x2="3.526cm" svg:y2="6.25cm" draw:start-shape="id6" draw:start-glue-point="0" draw:end-shape="id9" draw:end-glue-point="2" svg:d="m4175 8299-649-2049" svg:viewBox="0 0 650 2050">
          <text:p/>
        </draw:connector>
        <draw:custom-shape draw:style-name="gr3" draw:text-style-name="P1" draw:layer="layout" svg:width="0.508cm" svg:height="0.508cm" draw:transform="rotate (0.261799387799149) translate (3.864cm 8.119cm)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873cm" svg:y="6.5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9.426cm" svg:y="6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8.607cm" svg:y="6.5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6T14:18:07.450786168</dc:date>
    <dc:creator>helio </dc:creator>
    <meta:editing-duration>PT19M23S</meta:editing-duration>
    <meta:editing-cycles>6</meta:editing-cycles>
    <meta:generator>LibreOffice/4.1.3.2$Linux_x86 LibreOffice_project/410m0$Build-2</meta:generator>
    <meta:document-statistic meta:object-count="27"/>
  </office:meta>
</office:document-meta>
</file>